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position="sub 58%" style:font-name="Times New Roman" officeooo:rsid="000d5fad" officeooo:paragraph-rsid="000d5fad"/>
    </style:style>
    <style:style style:name="P2" style:family="paragraph" style:parent-style-name="Standard">
      <style:text-properties style:font-name="Times New Roman" officeooo:rsid="000b95e3" officeooo:paragraph-rsid="000b95e3"/>
    </style:style>
    <style:style style:name="P3" style:family="paragraph" style:parent-style-name="Standard">
      <style:text-properties style:font-name="Times New Roman" officeooo:rsid="000ba077" officeooo:paragraph-rsid="000ba077"/>
    </style:style>
    <style:style style:name="P4" style:family="paragraph" style:parent-style-name="Standard">
      <style:text-properties style:font-name="Times New Roman" officeooo:rsid="000d32e1" officeooo:paragraph-rsid="000ba077"/>
    </style:style>
    <style:style style:name="P5" style:family="paragraph" style:parent-style-name="Standard">
      <style:text-properties style:font-name="Times New Roman" officeooo:rsid="000d32e1" officeooo:paragraph-rsid="000d32e1"/>
    </style:style>
    <style:style style:name="P6" style:family="paragraph" style:parent-style-name="Standard">
      <style:text-properties style:font-name="Times New Roman" officeooo:rsid="000d5fad" officeooo:paragraph-rsid="000d5fad"/>
    </style:style>
    <style:style style:name="P7" style:family="paragraph" style:parent-style-name="Standard">
      <style:text-properties style:font-name="Times New Roman" officeooo:rsid="000d5fad" officeooo:paragraph-rsid="000d5fad"/>
    </style:style>
    <style:style style:name="P8" style:family="paragraph" style:parent-style-name="Standard">
      <style:text-properties style:font-name="Times New Roman" officeooo:rsid="000d5fad" officeooo:paragraph-rsid="001d9818"/>
    </style:style>
    <style:style style:name="P9" style:family="paragraph" style:parent-style-name="Standard">
      <style:text-properties style:font-name="Times New Roman" officeooo:rsid="000d5fad" officeooo:paragraph-rsid="001fd954"/>
    </style:style>
    <style:style style:name="P10" style:family="paragraph" style:parent-style-name="Standard">
      <style:text-properties style:font-name="Times New Roman" officeooo:rsid="00125b70" officeooo:paragraph-rsid="00125b70"/>
    </style:style>
    <style:style style:name="P11" style:family="paragraph" style:parent-style-name="Standard">
      <style:text-properties style:font-name="Times New Roman" officeooo:rsid="00125b70" officeooo:paragraph-rsid="001fd954"/>
    </style:style>
    <style:style style:name="P12" style:family="paragraph" style:parent-style-name="Standard">
      <style:text-properties style:font-name="Times New Roman" officeooo:rsid="0012b329" officeooo:paragraph-rsid="0012b329"/>
    </style:style>
    <style:style style:name="P13" style:family="paragraph" style:parent-style-name="Standard">
      <style:text-properties style:font-name="Times New Roman" officeooo:rsid="001633de" officeooo:paragraph-rsid="001633de"/>
    </style:style>
    <style:style style:name="P14" style:family="paragraph" style:parent-style-name="Standard">
      <style:text-properties style:font-name="Times New Roman" officeooo:rsid="0016bf71" officeooo:paragraph-rsid="0016bf71"/>
    </style:style>
    <style:style style:name="P15" style:family="paragraph" style:parent-style-name="Standard">
      <style:text-properties style:font-name="Times New Roman" officeooo:rsid="00179fde" officeooo:paragraph-rsid="00179fde"/>
    </style:style>
    <style:style style:name="P16" style:family="paragraph" style:parent-style-name="Standard">
      <style:text-properties style:font-name="Times New Roman" officeooo:rsid="00179fde" officeooo:paragraph-rsid="0017d603"/>
    </style:style>
    <style:style style:name="P17" style:family="paragraph" style:parent-style-name="Standard">
      <style:text-properties style:font-name="Times New Roman" officeooo:rsid="000b95e3" officeooo:paragraph-rsid="001c26f6"/>
    </style:style>
    <style:style style:name="P18" style:family="paragraph" style:parent-style-name="Standard">
      <style:text-properties style:font-name="Times New Roman" officeooo:rsid="002111ae" officeooo:paragraph-rsid="002111ae"/>
    </style:style>
    <style:style style:name="T1" style:family="text">
      <style:text-properties officeooo:rsid="000eec10"/>
    </style:style>
    <style:style style:name="T2" style:family="text">
      <style:text-properties officeooo:rsid="00106cc5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4ae81"/>
    </style:style>
    <style:style style:name="T5" style:family="text">
      <style:text-properties style:text-underline-style="none" officeooo:rsid="001633de"/>
    </style:style>
    <style:style style:name="T6" style:family="text">
      <style:text-properties style:text-underline-style="none" officeooo:rsid="0017d603"/>
    </style:style>
    <style:style style:name="T7" style:family="text">
      <style:text-properties officeooo:rsid="0018450c"/>
    </style:style>
    <style:style style:name="T8" style:family="text">
      <style:text-properties officeooo:rsid="001a34a7"/>
    </style:style>
    <style:style style:name="T9" style:family="text">
      <style:text-properties officeooo:rsid="001ad89f"/>
    </style:style>
    <style:style style:name="T10" style:family="text">
      <style:text-properties officeooo:rsid="001b0f91"/>
    </style:style>
    <style:style style:name="T11" style:family="text">
      <style:text-properties officeooo:rsid="00223497"/>
    </style:style>
    <style:style style:name="T12" style:family="text">
      <style:text-properties officeooo:rsid="0022e0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Напоминаю участникам этой конференции основные проёмы и команды GIT</text:p>
      <text:p text:style-name="P2"/>
      <text:p text:style-name="P2">На сервисе github.com вы регистрируете аккаунт. В нём вы создаёте репозиторий с каким-нибудь файлом, типа README.md с простым текстом <text:span text:style-name="T8">внутри</text:span>, ти<text:span text:style-name="T7">п</text:span>а - «Это мой первый репозиторий!».</text:p>
      <text:p text:style-name="P2"/>
      <text:p text:style-name="P2"><text:span text:style-name="T9">На к</text:span>омпьютере устанавливаете git:</text:p>
      <text:p text:style-name="P2"/>
      <text:p text:style-name="P2">Для Windows - это git-bash (после установки появится на Рабочем столе).</text:p>
      <text:p text:style-name="P2">Для Linux - это sudo apt install git <text:span text:style-name="T10">(появится в Терминале).</text:span></text:p>
      <text:p text:style-name="P17">Для MAC - это xcode <text:span text:style-name="T10">(появится в Терминале).</text:span></text:p>
      <text:p text:style-name="P2"/>
      <text:p text:style-name="P3">Запускаем Терминал:</text:p>
      <text:p text:style-name="P3">В Windows кликаем по ярлыку на Рабочем столе.</text:p>
      <text:p text:style-name="P3">В Linux Ctrl-T.</text:p>
      <text:p text:style-name="P3">В Mac <text:tab/>Command-N или Command–T.</text:p>
      <text:p text:style-name="P4"/>
      <text:p text:style-name="P5">В командной строке проверяем версию установленного git:</text:p>
      <text:p text:style-name="P5"/>
      <text:p text:style-name="P5">git --version</text:p>
      <text:p text:style-name="P5"/>
      <text:p text:style-name="P8">Потом там же можно запустить стальные команды.</text:p>
      <text:p text:style-name="P6"/>
      <text:p text:style-name="P6">краткое руководство по основным командам:</text:p>
      <text:p text:style-name="P6"/>
      <text:p text:style-name="P6">git help </text:p>
      <text:p text:style-name="P6"/>
      <text:p text:style-name="P6">полное руководство по указанной команде. Например:</text:p>
      <text:p text:style-name="P6"/>
      <text:p text:style-name="P6">git help add </text:p>
      <text:p text:style-name="P6"/>
      <text:p text:style-name="P6">Клонируем созданный на сервисе репозиторий на свой компьютер. <text:span text:style-name="T1">Например так (указываем имя своего репозитория):</text:span></text:p>
      <text:p text:style-name="P6"/>
      <text:p text:style-name="P6">git clone <text:a xlink:type="simple" xlink:href="https://github.com/rurewa/CPP.git" text:style-name="Internet_20_link" text:visited-style-name="Visited_20_Internet_20_Link">https://github.com/rurewa/CPP.git</text:a></text:p>
      <text:p text:style-name="P6"/>
      <text:p text:style-name="P6">Представляемся git-системе <text:span text:style-name="T2">(указываем свой почтовый адрес аккаунта на github.com и имя пользователя)</text:span>:</text:p>
      <text:p text:style-name="P6"/>
      <text:p text:style-name="P6">git config --global user.email "rurewa@gmail.com"</text:p>
      <text:p text:style-name="P6"/>
      <text:p text:style-name="P6">git config --global user.name "rurewa"</text:p>
      <text:p text:style-name="P6"/>
      <text:p text:style-name="P10">Далее можно начинать работать с вашим репозиторием.</text:p>
      <text:p text:style-name="P10"/>
      <text:p text:style-name="P10">Например, вы можете с помощью Файлового Менеджера (типа Проводника) добавить в рабочий каталог вашего репозитория файлы. Или тоже самое, но с командной строки:</text:p>
      <text:p text:style-name="P10"/>
      <text:p text:style-name="P10">cd myRepo/</text:p>
      <text:p text:style-name="P10"/>
      <text:p text:style-name="P10">ls</text:p>
      <text:p text:style-name="P10"/>
      <text:p text:style-name="P9"><text:soft-page-break/>проверить настройки git-репозиитория (нужно находиться в папке репозитория)</text:p>
      <text:p text:style-name="P9"/>
      <text:p text:style-name="P9">git config --list</text:p>
      <text:p text:style-name="P9"/>
      <text:p text:style-name="P9">Всё, можно обыкновенно работать с этим репозиторием:</text:p>
      <text:p text:style-name="P9"/>
      <text:p text:style-name="P9">git status или git status -s - проверка состояния локального репозитория</text:p>
      <text:p text:style-name="P11"/>
      <text:p text:style-name="P18">Создаём файл с помощью встроенного текстового редактора Nano:</text:p>
      <text:p text:style-name="P11"/>
      <text:p text:style-name="P10">nano myFile.txt</text:p>
      <text:p text:style-name="P10"/>
      <text:p text:style-name="P10">Отредактировать и сохранить <text:span text:style-name="T11">(Ctrl-O, Enter и Ctrl-X </text:span><text:span text:style-name="T12">выход из редактора</text:span><text:span text:style-name="T11">)</text:span>.</text:p>
      <text:p text:style-name="P10"/>
      <text:p text:style-name="P10">После этого выполнить в терминале:</text:p>
      <text:p text:style-name="P10"/>
      <text:p text:style-name="P10">git status</text:p>
      <text:p text:style-name="P10"/>
      <text:p text:style-name="P12">git add <text:span text:style-name="T4">путь и имя файла, например git add myFile.txt</text:span></text:p>
      <text:p text:style-name="P12"><text:span text:style-name="T4"/></text:p>
      <text:p text:style-name="P12"><text:span text:style-name="T4">git commit -m git commit -m "Add myFile.txt"</text:span></text:p>
      <text:p text:style-name="P12"><text:span text:style-name="T4"/></text:p>
      <text:p text:style-name="P12"><text:span text:style-name="T4">Синхронизируем </text:span><text:span text:style-name="T5">в</text:span><text:span text:style-name="T4">аш репозиторий с сервером gitgub.com.</text:span></text:p>
      <text:p text:style-name="P12"><text:span text:style-name="T4"/></text:p>
      <text:p text:style-name="P13"><text:span text:style-name="T4">П</text:span><text:span text:style-name="T3">олучаем изменения (на всякий случай):</text:span></text:p>
      <text:p text:style-name="P12"><text:span text:style-name="T4"/></text:p>
      <text:p text:style-name="P12"><text:span text:style-name="T4">git pull </text:span></text:p>
      <text:p text:style-name="P12"><text:span text:style-name="T4"/></text:p>
      <text:p text:style-name="P13"><text:span text:style-name="T4">О</text:span><text:span text:style-name="T3">тправляем изменения:</text:span></text:p>
      <text:p text:style-name="P12"><text:span text:style-name="T4"/></text:p>
      <text:p text:style-name="P12"><text:span text:style-name="T4">git push</text:span></text:p>
      <text:p text:style-name="P12"><text:span text:style-name="T4"/></text:p>
      <text:p text:style-name="P14"><text:span text:style-name="T4">В</text:span><text:span text:style-name="T3">аш первый коммит выполнен!</text:span></text:p>
      <text:p text:style-name="P14"><text:span text:style-name="T3"/></text:p>
      <text:p text:style-name="P16"><text:span text:style-name="T3">После этого, если у вам несколько локальный копий этого репозитория, то на другом компьютере </text:span><text:span text:style-name="T6">для синхронизации </text:span><text:span text:style-name="T3">нужно </text:span><text:span text:style-name="T6">б</text:span><text:span text:style-name="T3">удет выполнить:</text:span></text:p>
      <text:p text:style-name="P15"><text:span text:style-name="T3"/></text:p>
      <text:p text:style-name="P15"><text:span text:style-name="T3">git pull</text:span></text:p>
      <text:p text:style-name="P10"/>
      <text:p text:style-name="P1"/>
      <text:p text:style-name="P1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8T10:46:18.118096974</meta:creation-date>
    <dc:date>2021-05-28T11:13:56.276028681</dc:date>
    <meta:editing-duration>PT27M19S</meta:editing-duration>
    <meta:editing-cycles>26</meta:editing-cycles>
    <meta:generator>LibreOffice/7.1.3.2$Linux_X86_64 LibreOffice_project/10$Build-2</meta:generator>
    <meta:document-statistic meta:table-count="0" meta:image-count="0" meta:object-count="0" meta:page-count="2" meta:paragraph-count="45" meta:word-count="312" meta:character-count="2155" meta:non-whitespace-character-count="1889"/>
  </office:meta>
</office:document-meta>
</file>